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8e068" officeooo:paragraph-rsid="0008e068"/>
    </style:style>
    <style:style style:name="P2" style:family="paragraph" style:parent-style-name="Standard">
      <style:text-properties officeooo:rsid="0008e068" officeooo:paragraph-rsid="0008e068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roy Wheeler</text:p>
      <text:p text:style-name="P2">2024-08-30</text:p>
      <text:p text:style-name="P2">medb5501 proposed final exam questions for week 2</text:p>
      <text:p text:style-name="P2">homework assignment</text:p>
      <text:p text:style-name="P2"/>
      <text:p text:style-name="P1"><text:span text:style-name="Strong_20_Emphasis">Question 1: </text:span></text:p>
      <text:p text:style-name="Text_20_body">The median of a set of 11 numerical observations ordered from smallest to largest is the numerical value found at the:</text:p>
      <text:p text:style-name="Text_20_body">a) 5th position</text:p>
      <text:p text:style-name="Text_20_body">b) 6th position</text:p>
      <text:p text:style-name="Text_20_body">c) 7th position</text:p>
      <text:p text:style-name="Text_20_body">d) the value equal to the average of position 5 and position 6</text:p>
      <text:p text:style-name="Text_20_body"> </text:p>
      <text:p text:style-name="Text_20_body"><text:span text:style-name="T1">Question 2</text:span>: True or false</text:p>
      <text:p text:style-name="Text_20_body">To calculate the power of a statistical test, we subtract the beta from one, where beta is the probability of making a type II erro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13:18:38.881000000</meta:creation-date>
    <dc:date>2024-08-30T13:20:57.073000000</dc:date>
    <meta:editing-duration>PT2M18S</meta:editing-duration>
    <meta:editing-cycles>1</meta:editing-cycles>
    <meta:document-statistic meta:table-count="0" meta:image-count="0" meta:object-count="0" meta:page-count="1" meta:paragraph-count="13" meta:word-count="88" meta:character-count="487" meta:non-whitespace-character-count="409"/>
    <meta:generator>LibreOffice/7.5.1.2$Windows_X86_64 LibreOffice_project/fcbaee479e84c6cd81291587d2ee68cba099e129</meta:generator>
  </office:meta>
</office:document-meta>
</file>